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StringEnumEntryImpl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StringEnumEntryImpl.getEnu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StringEnumEntryImp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StringEnumEntryImpl.SchemaStringEnumEntryImpl( String str , int i , String enu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